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a652" officeooo:paragraph-rsid="001fa652"/>
    </style:style>
    <style:style style:name="P2" style:family="paragraph" style:parent-style-name="Standard">
      <style:text-properties officeooo:paragraph-rsid="001fa652"/>
    </style:style>
    <style:style style:name="P3" style:family="paragraph" style:parent-style-name="Standard">
      <style:text-properties officeooo:rsid="0022a0d1" officeooo:paragraph-rsid="0022a0d1"/>
    </style:style>
    <style:style style:name="P4" style:family="paragraph" style:parent-style-name="Standard">
      <style:text-properties fo:font-style="normal" style:text-underline-style="none" officeooo:rsid="00214fd6" officeooo:paragraph-rsid="0022a0d1" style:font-style-asian="normal" style:font-style-complex="normal"/>
    </style:style>
    <style:style style:name="P5" style:family="paragraph" style:parent-style-name="Standard">
      <style:text-properties fo:font-style="normal" style:text-underline-style="none" officeooo:rsid="00248bbd" officeooo:paragraph-rsid="0022a0d1" style:font-style-asian="normal" style:font-style-complex="normal"/>
    </style:style>
    <style:style style:name="P6" style:family="paragraph" style:parent-style-name="Standard">
      <style:text-properties fo:font-style="normal" style:text-underline-style="none" fo:font-weight="normal" officeooo:rsid="00248bbd" officeooo:paragraph-rsid="0022a0d1"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officeooo:rsid="00248bbd" officeooo:paragraph-rsid="0027dec6" style:font-style-asian="normal" style:font-weight-asian="normal" style:font-style-complex="normal" style:font-weight-complex="normal"/>
    </style:style>
    <style:style style:name="P8" style:family="paragraph" style:parent-style-name="Standard">
      <style:text-properties officeooo:paragraph-rsid="0022a0d1"/>
    </style:style>
    <style:style style:name="P9" style:family="paragraph" style:parent-style-name="Standard">
      <style:text-properties officeooo:paragraph-rsid="0027dec6"/>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214fd6" style:font-style-asian="normal" style:font-style-complex="normal"/>
    </style:style>
    <style:style style:name="T4" style:family="text">
      <style:text-properties fo:font-style="normal" officeooo:rsid="001fa652" style:font-style-asian="normal" style:font-style-complex="normal"/>
    </style:style>
    <style:style style:name="T5" style:family="text">
      <style:text-properties fo:font-style="normal" style:text-underline-style="solid" style:text-underline-width="auto" style:text-underline-color="font-color" officeooo:rsid="00214fd6" style:font-style-asian="normal" style:font-style-complex="normal"/>
    </style:style>
    <style:style style:name="T6" style:family="text">
      <style:text-properties fo:font-style="normal" style:text-underline-style="solid" style:text-underline-width="auto" style:text-underline-color="font-color" officeooo:rsid="00236a03" style:font-style-asian="normal" style:font-style-complex="normal"/>
    </style:style>
    <style:style style:name="T7" style:family="text">
      <style:text-properties fo:font-style="normal" style:text-underline-style="solid" style:text-underline-width="auto" style:text-underline-color="font-color" officeooo:rsid="0023bfdd" style:font-style-asian="normal" style:font-style-complex="normal"/>
    </style:style>
    <style:style style:name="T8" style:family="text">
      <style:text-properties fo:font-style="normal" style:text-underline-style="solid" style:text-underline-width="auto" style:text-underline-color="font-color" officeooo:rsid="0023fd23" style:font-style-asian="normal" style:font-style-complex="normal"/>
    </style:style>
    <style:style style:name="T9" style:family="text">
      <style:text-properties fo:font-style="normal" style:text-underline-style="solid" style:text-underline-width="auto" style:text-underline-color="font-color" officeooo:rsid="00248bbd" style:font-style-asian="normal" style:font-style-complex="normal"/>
    </style:style>
    <style:style style:name="T10" style:family="text">
      <style:text-properties fo:font-style="normal" style:text-underline-style="solid" style:text-underline-width="auto" style:text-underline-color="font-color" fo:font-weight="normal" officeooo:rsid="00248bbd" style:font-style-asian="normal" style:font-weight-asian="normal" style:font-style-complex="normal" style:font-weight-complex="normal"/>
    </style:style>
    <style:style style:name="T11" style:family="text">
      <style:text-properties fo:font-style="normal" style:text-underline-style="none" officeooo:rsid="00214fd6" style:font-style-asian="normal" style:font-style-complex="normal"/>
    </style:style>
    <style:style style:name="T12" style:family="text">
      <style:text-properties fo:font-style="normal" style:text-underline-style="none" officeooo:rsid="0022a0d1" style:font-style-asian="normal" style:font-style-complex="normal"/>
    </style:style>
    <style:style style:name="T13" style:family="text">
      <style:text-properties fo:font-style="normal" style:text-underline-style="none" officeooo:rsid="00236a03" style:font-style-asian="normal" style:font-style-complex="normal"/>
    </style:style>
    <style:style style:name="T14" style:family="text">
      <style:text-properties fo:font-style="normal" style:text-underline-style="none" officeooo:rsid="0023bfdd" style:font-style-asian="normal" style:font-style-complex="normal"/>
    </style:style>
    <style:style style:name="T15" style:family="text">
      <style:text-properties fo:font-style="normal" style:text-underline-style="none" officeooo:rsid="0023fd23" style:font-style-asian="normal" style:font-style-complex="normal"/>
    </style:style>
    <style:style style:name="T16" style:family="text">
      <style:text-properties fo:font-style="normal" style:text-underline-style="none" officeooo:rsid="00248bbd" style:font-style-asian="normal" style:font-style-complex="normal"/>
    </style:style>
    <style:style style:name="T17" style:family="text">
      <style:text-properties fo:font-style="normal" style:text-underline-style="none" officeooo:rsid="00263056" style:font-style-asian="normal" style:font-style-complex="normal"/>
    </style:style>
    <style:style style:name="T18" style:family="text">
      <style:text-properties fo:font-style="normal" style:text-underline-style="none" officeooo:rsid="0027dec6" style:font-style-asian="normal" style:font-style-complex="normal"/>
    </style:style>
    <style:style style:name="T19" style:family="text">
      <style:text-properties fo:font-style="normal" style:text-underline-style="none" fo:font-weight="normal" officeooo:rsid="00248bbd" style:font-style-asian="normal" style:font-weight-asian="normal" style:font-style-complex="normal" style:font-weight-complex="normal"/>
    </style:style>
    <style:style style:name="T20" style:family="text">
      <style:text-properties fo:font-style="normal" style:text-underline-style="none" fo:font-weight="normal" officeooo:rsid="0027dec6"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officeooo:rsid="0022a0d1"/>
    </style:style>
    <style:style style:name="T23" style:family="text">
      <style:text-properties officeooo:rsid="0027dec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ncerning our choice of dealing with the knapsack problem mixing up the robustness property and the polynomial one, we must say that these two features together were thought to be the most representative of a real scenario. Here are a few examples:</text:p>
      <text:p text:style-name="P3">-</text:p>
      <text:p text:style-name="P3">-</text:p>
      <text:p text:style-name="P3">-</text:p>
      <text:p text:style-name="P3">-</text:p>
      <text:p text:style-name="P3">Since we found no literature which could guide us to the joint examination, we studied the two problems’ solutions separately carried out in time.</text:p>
      <text:p text:style-name="P3"/>
      <text:p text:style-name="P1"><text:span text:style-name="T22">Dealing singularly with the robustness, m</text:span>any authors have studied the classical Knapsack Problem and its derivatives [cite: Knapsack Problems and Application of the Knapsack Model for Budgeting]; however, as reported in <text:span text:style-name="T21">Application of the Knapsack Model for Budgeting</text:span> and <text:span text:style-name="T21">Robust solutions of Linear Programming problems contaminated with uncertain data</text:span>, <text:span text:style-name="T1">the optimal solution can be very sensitive </text:span><text:span text:style-name="T2">and </text:span><text:span text:style-name="T1">it is quite possible for a very small change in the budget to invalidate this solution</text:span><text:span text:style-name="T2">. </text:span></text:p>
      <text:p text:style-name="P2"><text:span text:style-name="T4">Robust approaches have been adopted </text:span><text:span text:style-name="T3">in time to be immune, up to a certain point, from data uncertainty [cite Price of robustness]: </text:span><text:span text:style-name="T5">Robusts solutions to uncertain semidefinite programs</text:span><text:span text:style-name="T11">, </text:span><text:span text:style-name="T5">Robust solutions to uncertain programs</text:span><text:span text:style-name="T11"> and </text:span><text:span text:style-name="T5">The price of robustness</text:span><text:span text:style-name="T11"> are examples. Someone, like </text:span><text:span text:style-name="T5">Complexity Results and Exact Algorithms for Robust Knapsack Problems</text:span><text:span text:style-name="T11">, </text:span><text:span text:style-name="T13">even </text:span><text:span text:style-name="T11">extended the uncertainty which was previously related only to profit even to costs complementing the works previously done. </text:span></text:p>
      <text:p text:style-name="P4"/>
      <text:p text:style-name="P8"><text:span text:style-name="T12">To what regards the quadratic feature, </text:span><text:span text:style-name="T13">this was </text:span><text:span text:style-name="T14">first</text:span><text:span text:style-name="T13"> introduced in </text:span><text:span text:style-name="T6">Quadratic knapsack problems</text:span><text:span text:style-name="T13"> by G.Gallo </text:span><text:span text:style-name="T16">et al. </text:span><text:span text:style-name="T14">which solved the problem through the use of ‘upper planes’ to be applied on branch-and-bound techniques. P.Chaillou </text:span><text:span text:style-name="T15">et al. <text:s/></text:span><text:span text:style-name="T14">also worked on the branch-and-bound’</text:span><text:span text:style-name="T17">s</text:span><text:span text:style-name="T14"> fields on his </text:span><text:span text:style-name="T7">Best network flow bounds for the quadratic knapsack problem</text:span><text:span text:style-name="T14">; </text:span><text:span text:style-name="T17">their idea aimed at finding better approximations of the </text:span><text:span text:style-name="T15">upper bounds using Lagrangian relaxations. This </text:span><text:span text:style-name="T17">bound’s optimization </text:span><text:span text:style-name="T15">continued with the </text:span><text:span text:style-name="T8">Linear programming for the 0-1 quadratic knapsack problem</text:span><text:span text:style-name="T15"> by A.Billionet and F.Calmels, which proposed a method based on the solution of a continuous linear program. This method was </text:span><text:span text:style-name="T17">then reviewed and </text:span><text:span text:style-name="T15">expanded in </text:span><text:span text:style-name="T8">A new upper bound for the 0-1 quadratic knapsack problem</text:span><text:span text:style-name="T15"> by A.Billionet himself et al. . </text:span><text:span text:style-name="T17">Lately, </text:span><text:span text:style-name="T16">P.L.Hammer and D.J.Rader in </text:span><text:span text:style-name="T9">Efficient methods for solving quadratic 0-1 knapsack problems</text:span><text:span text:style-name="T16"> </text:span><text:span text:style-name="T17">explored a new technique trying to</text:span><text:span text:style-name="T16"> div</text:span><text:span text:style-name="T17">ide </text:span><text:span text:style-name="T16">the main problem in sub-problems which helped fixing some variables. </text:span></text:p>
      <text:p text:style-name="P9"><text:span text:style-name="T18">A great effort have been the one performed</text:span><text:span text:style-name="T16"> by </text:span><text:span text:style-name="T18">D. </text:span><text:span text:style-name="T16">Pisinger </text:span><text:span text:style-name="T18">et al in </text:span><text:span text:style-name="T9">Solution of large-sized quadratic knapsack problems through aggressive reduction</text:span><text:span text:style-name="T16">, </text:span><text:span text:style-name="T18">which mixed both Lagrangian relaxation and decomposition. D. Pisinger himself, in the </text:span><text:span text:style-name="T9">The quadratic knapsack problem - a survey</text:span><text:span text:style-name="T16">, </text:span><text:span text:style-name="T18">presented a useful review of the literature of the Quadratic-Knapsack problem with some efficiency comparison. Finally, an optimization of his tecniques have been performed in </text:span><text:span text:style-name="T10">Reoptimization in Lagrangian methods for the 0-1 quadratic knapsack problem</text:span><text:span text:style-name="T19"> </text:span><text:span text:style-name="T20">by L.Letocart et al..</text:span></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0-04T17:57:43.200293526</meta:creation-date>
    <dc:date>2020-10-06T16:51:43.205882674</dc:date>
    <meta:editing-duration>PT32M41S</meta:editing-duration>
    <meta:editing-cycles>7</meta:editing-cycles>
    <meta:generator>LibreOffice/7.0.1.2$Linux_X86_64 LibreOffice_project/88a63c56098013eb4038e11ebe7c8c0daab09aa8</meta:generator>
    <meta:document-statistic meta:table-count="0" meta:image-count="0" meta:object-count="0" meta:page-count="1" meta:paragraph-count="10" meta:word-count="447" meta:character-count="2924" meta:non-whitespace-character-count="2483"/>
  </office:meta>
</office:document-meta>
</file>